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f65" officeooo:paragraph-rsid="000c3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Ejercicio1</text:p>
      <text:p text:style-name="P1">/equipos/máquina</text:p>
      <text:p text:style-name="P1"/>
      <text:p text:style-name="P1">#Ejercicio2</text:p>
      <text:p text:style-name="P1">/equipos/máquina/hardware</text:p>
      <text:p text:style-name="P1"/>
      <text:p text:style-name="P1">#Ejercicio3</text:p>
      <text:p text:style-name="P1">/equipos/máquina/config</text:p>
      <text:p text:style-name="P1"/>
      <text:p text:style-name="P1">#Ejercicio4</text:p>
      <text:p text:style-name="P1">/equipos/máquina/hardware/fabricante</text:p>
      <text:p text:style-name="P1"/>
      <text:p text:style-name="P1">#Ejercicio5</text:p>
      <text:p text:style-name="P1">/equipos/máquina/hardware/disco</text:p>
      <text:p text:style-name="P1"/>
      <text:p text:style-name="P1">#Ejercicio6</text:p>
      <text:p text:style-name="P1">/equipos/máquina/config/IP</text:p>
      <text:p text:style-name="P1"/>
      <text:p text:style-name="P1">#Ejercicio7</text:p>
      <text:p text:style-name="P1">/equipos/máquina/@nome</text:p>
      <text:p text:style-name="P1"/>
      <text:p text:style-name="P1">#Ejercicio8</text:p>
      <text:p text:style-name="P1">/equipos/máquina[<text:a xlink:type="simple" xlink:href="mailto:hardware/gravadora/@tipo" text:style-name="Internet_20_link" text:visited-style-name="Visited_20_Internet_20_Link">hardware/gravadora/@tipo</text:a>='DVD']/@nome</text:p>
      <text:p text:style-name="P1"/>
      <text:p text:style-name="P1">#Ejercicio9</text:p>
      <text:p text:style-name="P1">/equipos/máquina/config[role]/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2T14:28:10.039000000</dc:date>
    <meta:editing-duration>PT23M14S</meta:editing-duration>
    <meta:editing-cycles>1</meta:editing-cycles>
    <meta:document-statistic meta:table-count="0" meta:image-count="0" meta:object-count="0" meta:page-count="1" meta:paragraph-count="18" meta:word-count="18" meta:character-count="364" meta:non-whitespace-character-count="364"/>
    <meta:generator>LibreOffice/7.4.6.2$Windows_X86_64 LibreOffice_project/5b1f5509c2decdade7fda905e3e1429a67acd63d</meta:generator>
  </office:meta>
</office:document-meta>
</file>